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6.5299in" table:align="margins" fo:background-color="transparent">
        <style:background-image/>
      </style:table-properties>
    </style:style>
    <style:style style:name="Table2.A" style:family="table-column">
      <style:table-column-properties style:column-width="1.0701in" style:rel-column-width="10740*"/>
    </style:style>
    <style:style style:name="Table2.B" style:family="table-column">
      <style:table-column-properties style:column-width="2.7757in" style:rel-column-width="27857*"/>
    </style:style>
    <style:style style:name="Table2.C" style:family="table-column">
      <style:table-column-properties style:column-width="1.0674in" style:rel-column-width="10712*"/>
    </style:style>
    <style:style style:name="Table2.D" style:family="table-column">
      <style:table-column-properties style:column-width="1.6167in" style:rel-column-width="16226*"/>
    </style:style>
    <style:style style:name="Table2.1" style:family="table-row">
      <style:table-row-properties style:min-row-height="0.2257in" fo:background-color="transparent">
        <style:background-image/>
      </style:table-row-properties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007in" fo:background-color="transparent">
        <style:background-image/>
      </style:table-row-properties>
    </style:style>
    <style:style style:name="Table2.3" style:family="table-row">
      <style:table-row-properties style:min-row-height="0.2451in" fo:background-color="transparent">
        <style:background-image/>
      </style:table-row-properties>
    </style:style>
    <style:style style:name="Table3" style:family="table">
      <style:table-properties style:width="6.5299in" table:align="margins"/>
    </style:style>
    <style:style style:name="Table3.A" style:family="table-column">
      <style:table-column-properties style:column-width="2.1764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5299in" table:align="margins"/>
    </style:style>
    <style:style style:name="Table4.A" style:family="table-column">
      <style:table-column-properties style:column-width="0.3472in" style:rel-column-width="3484*"/>
    </style:style>
    <style:style style:name="Table4.B" style:family="table-column">
      <style:table-column-properties style:column-width="0.9118in" style:rel-column-width="9151*"/>
    </style:style>
    <style:style style:name="Table4.C" style:family="table-column">
      <style:table-column-properties style:column-width="1.2757in" style:rel-column-width="12803*"/>
    </style:style>
    <style:style style:name="Table4.D" style:family="table-column">
      <style:table-column-properties style:column-width="0.434in" style:rel-column-width="4355*"/>
    </style:style>
    <style:style style:name="Table4.E" style:family="table-column">
      <style:table-column-properties style:column-width="0.8278in" style:rel-column-width="8307*"/>
    </style:style>
    <style:style style:name="Table4.F" style:family="table-column">
      <style:table-column-properties style:column-width="0.7139in" style:rel-column-width="7164*"/>
    </style:style>
    <style:style style:name="Table4.G" style:family="table-column">
      <style:table-column-properties style:column-width="0.6938in" style:rel-column-width="6962*"/>
    </style:style>
    <style:style style:name="Table4.H" style:family="table-column">
      <style:table-column-properties style:column-width="0.4861in" style:rel-column-width="4878*"/>
    </style:style>
    <style:style style:name="Table4.I" style:family="table-column">
      <style:table-column-properties style:column-width="0.8403in" style:rel-column-width="843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2" style:family="table-row">
      <style:table-row-properties style:min-row-height="0.1972in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4" style:family="table-row">
      <style:table-row-properties style:min-row-height="0.2806in"/>
    </style:style>
    <style:style style:name="Table5" style:family="table">
      <style:table-properties style:width="6.5299in" fo:margin-left="0in" table:align="left"/>
    </style:style>
    <style:style style:name="Table5.A" style:family="table-column">
      <style:table-column-properties style:column-width="2.9688in"/>
    </style:style>
    <style:style style:name="Table5.B" style:family="table-column">
      <style:table-column-properties style:column-width="1.5424in"/>
    </style:style>
    <style:style style:name="Table5.C" style:family="table-column">
      <style:table-column-properties style:column-width="1.1792in"/>
    </style:style>
    <style:style style:name="Table5.D" style:family="table-column">
      <style:table-column-properties style:column-width="0.8396in"/>
    </style:style>
    <style:style style:name="Table5.A1" style:family="table-cell">
      <style:table-cell-properties fo:padding="0.0382in" fo:border-left="none" fo:border-right="none" fo:border-top="0.5pt solid #000000" fo:border-bottom="none" style:writing-mode="page"/>
    </style:style>
    <style:style style:name="Table5.C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D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="none" style:writing-mode="page"/>
    </style:style>
    <style:style style:name="Table5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paragraph-rsid="00993bfe"/>
    </style:style>
    <style:style style:name="P2" style:family="paragraph" style:parent-style-name="Standard">
      <style:text-properties officeooo:paragraph-rsid="00993bfe"/>
    </style:style>
    <style:style style:name="P3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993bfe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993bfe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993bfe" style:font-size-asian="10pt" style:font-size-complex="10pt"/>
    </style:style>
    <style:style style:name="P6" style:family="paragraph" style:parent-style-name="Table_20_Contents">
      <style:text-properties style:font-name="Pyidaungsu" officeooo:paragraph-rsid="00993bfe"/>
    </style:style>
    <style:style style:name="P7" style:family="paragraph" style:parent-style-name="Table_20_Contents">
      <style:paragraph-properties fo:line-height="115%"/>
      <style:text-properties style:font-name="Pyidaungsu" officeooo:paragraph-rsid="00993bfe"/>
    </style:style>
    <style:style style:name="P8" style:family="paragraph" style:parent-style-name="Table_20_Contents">
      <style:text-properties style:font-name="Pyidaungsu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Pyidaungsu" fo:font-size="8pt" fo:font-weight="bold" officeooo:paragraph-rsid="00768abb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Pyidaungsu" fo:font-size="8pt" fo:font-weight="bold" officeooo:rsid="00967eb7" officeooo:paragraph-rsid="00967eb7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Pyidaungsu"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Pyidaungsu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Pyidaungsu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Pyidaungsu" fo:font-size="8pt" officeooo:paragraph-rsid="007f3ab5" style:font-size-asian="8pt" style:font-size-complex="8pt"/>
    </style:style>
    <style:style style:name="P15" style:family="paragraph" style:parent-style-name="Standard">
      <style:text-properties style:font-name="Pyidaungsu" fo:font-size="6pt" officeooo:rsid="0016b123" style:font-size-asian="6pt" style:font-size-complex="6pt"/>
    </style:style>
    <style:style style:name="P16" style:family="paragraph" style:parent-style-name="Table_20_Contents">
      <style:paragraph-properties fo:line-height="150%" fo:text-align="center" style:justify-single-word="false"/>
      <style:text-properties fo:font-size="8pt" officeooo:paragraph-rsid="009467d1" style:font-size-asian="8pt" style:font-size-complex="8pt"/>
    </style:style>
    <style:style style:name="P17" style:family="paragraph" style:parent-style-name="Standard">
      <style:text-properties officeooo:paragraph-rsid="009467d1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Times New Roman" fo:font-size="8pt" officeooo:paragraph-rsid="007c45b1" style:font-size-asian="8pt" style:font-size-complex="8pt"/>
    </style:style>
    <style:style style:name="P20" style:family="paragraph" style:parent-style-name="Table_20_Contents">
      <style:text-properties style:font-name="Times New Roman" fo:font-size="8pt" fo:font-weight="bold" officeooo:rsid="0017b2e5" officeooo:paragraph-rsid="0017b2e5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Times New Roman" fo:font-size="8pt" fo:font-weight="bold" officeooo:rsid="001912a8" officeooo:paragraph-rsid="001912a8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Times New Roman" fo:font-size="8pt" fo:font-weight="bold" officeooo:rsid="001abd1b" officeooo:paragraph-rsid="001abd1b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1b6438" officeooo:paragraph-rsid="001b643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1b6438" officeooo:paragraph-rsid="007f3ab5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line-height="150%" fo:text-align="end" style:justify-single-word="false"/>
      <style:text-properties style:font-name="Times New Roman" fo:font-size="8pt" fo:font-weight="bold" officeooo:rsid="009cb259" officeooo:paragraph-rsid="00430aaa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line-height="150%" fo:text-align="end" style:justify-single-word="false"/>
      <style:text-properties style:font-name="Times New Roman" fo:font-size="8pt" fo:font-weight="bold" officeooo:rsid="009cb259" officeooo:paragraph-rsid="00470c5f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line-height="150%" fo:text-align="start" style:justify-single-word="false"/>
      <style:text-properties style:font-name="Times New Roman" fo:font-size="8pt" fo:font-weight="bold" officeooo:rsid="009cb259" officeooo:paragraph-rsid="00430aaa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style:font-name="Times New Roman" fo:font-size="8pt" fo:font-weight="bold" officeooo:rsid="009cb259" officeooo:paragraph-rsid="00470c5f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Times New Roman" fo:font-size="8pt" fo:font-weight="bold" officeooo:rsid="009cb259" officeooo:paragraph-rsid="00430aaa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line-height="100%" fo:text-align="end" style:justify-single-word="false"/>
      <style:text-properties style:font-name="Times New Roman" fo:font-size="8pt" fo:font-weight="bold" officeooo:paragraph-rsid="00430aaa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Times New Roman" fo:font-size="8pt" fo:font-weight="bold" officeooo:rsid="0044d471" officeooo:paragraph-rsid="0044d471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Times New Roman" fo:font-size="8pt" fo:font-weight="bold" officeooo:rsid="00430aaa" officeooo:paragraph-rsid="00430aaa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line-height="150%" fo:text-align="end" style:justify-single-word="false"/>
      <style:text-properties style:font-name="Times New Roman" fo:font-size="8pt" fo:font-weight="bold" officeooo:rsid="0048ec55" officeooo:paragraph-rsid="007c45b1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7f3ab5" officeooo:paragraph-rsid="007f3ab5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end" style:justify-single-word="false"/>
      <style:text-properties style:font-name="Times New Roman" officeooo:paragraph-rsid="008d3d6c"/>
    </style:style>
    <style:style style:name="P36" style:family="paragraph" style:parent-style-name="Table_20_Contents">
      <style:text-properties officeooo:paragraph-rsid="0051b4c0"/>
    </style:style>
    <style:style style:name="P37" style:family="paragraph" style:parent-style-name="Table_20_Contents">
      <style:paragraph-properties fo:line-height="150%"/>
      <style:text-properties style:font-name="Pyidaungsu" fo:font-size="9pt" officeooo:paragraph-rsid="00993bfe" style:font-size-asian="9pt" style:font-size-complex="9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Arial" fo:font-size="8pt" officeooo:rsid="002b2350" style:font-size-asian="8pt" style:font-name-complex="Pyidaungsu" style:font-size-complex="8pt" style:language-complex="my" style:country-complex="MM"/>
    </style:style>
    <style:style style:name="T5" style:family="text">
      <style:text-properties style:font-name="Arial" fo:font-size="6pt" officeooo:rsid="003ce0b8" style:font-size-asian="6pt" style:font-size-complex="6pt"/>
    </style:style>
    <style:style style:name="T6" style:family="text">
      <style:text-properties style:font-name="Arial" fo:font-size="6pt" officeooo:rsid="004ea73a" style:font-size-asian="6pt" style:font-size-complex="6pt"/>
    </style:style>
    <style:style style:name="T7" style:family="text">
      <style:text-properties officeooo:rsid="00470c5f"/>
    </style:style>
    <style:style style:name="T8" style:family="text">
      <style:text-properties fo:font-weight="bold" officeooo:rsid="0048ec55" style:font-weight-asian="bold" style:font-weight-complex="bold"/>
    </style:style>
    <style:style style:name="T9" style:family="text">
      <style:text-properties style:font-name="Pyidaungsu" fo:font-size="8pt" officeooo:rsid="004ea73a" style:font-size-asian="8pt" style:font-size-complex="8pt"/>
    </style:style>
    <style:style style:name="T10" style:family="text">
      <style:text-properties style:font-name="Pyidaungsu" fo:font-size="8pt" officeooo:rsid="0051b4c0" style:font-size-asian="8pt" style:font-size-complex="8pt"/>
    </style:style>
    <style:style style:name="T11" style:family="text">
      <style:text-properties officeooo:rsid="00784c66"/>
    </style:style>
    <style:style style:name="T12" style:family="text">
      <style:text-properties officeooo:rsid="007ad399"/>
    </style:style>
    <style:style style:name="T13" style:family="text">
      <style:text-properties fo:font-size="19pt" fo:font-weight="bold" style:font-size-asian="19pt" style:font-weight-asian="bold" style:font-size-complex="19pt" style:font-weight-complex="bold"/>
    </style:style>
    <style:style style:name="T14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Date" text:name="py3o.doc.printed_date"/>
        <text:user-field-decl office:value-type="string" office:string-value="Add" text:name="py3o.temp.address"/>
        <text:user-field-decl office:value-type="string" office:string-value="Contact" text:name="py3o.temp.company_phone"/>
        <text:user-field-decl office:value-type="string" office:string-value="TitleBig" text:name="py3o.temp.title1"/>
        <text:user-field-decl office:value-type="string" office:string-value="Title" text:name="py3o.temp.title2"/>
        <text:user-field-decl office:value-type="string" office:string-value="printed_date" text:name="py3o.company.printed_date"/>
        <text:user-field-decl office:value-type="string" office:string-value="city" text:name="py3o.company.city"/>
        <text:user-field-decl office:value-type="string" office:string-value="phone" text:name="py3o.company.phone"/>
        <text:user-field-decl office:value-type="string" office:string-value="street1" text:name="py3o.company.street1"/>
        <text:user-field-decl office:value-type="string" office:string-value="street2" text:name="py3o.company.street2"/>
        <text:user-field-decl office:value-type="string" office:string-value="township" text:name="py3o.company.township"/>
        <text:user-field-decl office:value-type="string" office:string-value="facebook_link" text:name="py3o.company.facebook_link"/>
        <text:user-field-decl office:value-type="string" office:string-value="gmail" text:name="py3o.company.gmail"/>
        <text:user-field-decl office:value-type="string" office:string-value="viber_no" text:name="py3o.company.viber_no"/>
        <text:user-field-decl office:value-type="string" office:string-value="we_chat" text:name="py3o.company.we_chat"/>
        <text:user-field-decl office:value-type="string" office:string-value="website" text:name="py3o.company.website"/>
        <text:user-field-decl office:value-type="string" office:string-value="print_date" text:name="py3o.company.print_date"/>
        <text:user-field-decl office:value-type="string" office:string-value="company_name" text:name="py3o.company.company_name"/>
        <text:user-field-decl office:value-type="string" office:string-value="order_ref" text:name="py3o.record.order_ref"/>
        <text:user-field-decl office:value-type="string" office:string-value="cus_name" text:name="py3o.record.cus_name"/>
        <text:user-field-decl office:value-type="string" office:string-value="township" text:name="py3o.record.township"/>
        <text:user-field-decl office:value-type="string" office:string-value="city" text:name="py3o.record.city"/>
        <text:user-field-decl office:value-type="string" office:string-value="customer_code" text:name="py3o.record.customer_code"/>
        <text:user-field-decl office:value-type="string" office:string-value="order_date" text:name="py3o.record.order_date"/>
        <text:user-field-decl office:value-type="string" office:string-value="sale_person" text:name="py3o.record.sale_person"/>
        <text:user-field-decl office:value-type="string" office:string-value="remark" text:name="py3o.record.remark"/>
        <text:user-field-decl office:value-type="string" office:string-value="sub_total" text:name="py3o.record.sub_total"/>
        <text:user-field-decl office:value-type="string" office:string-value="grand_total" text:name="py3o.record.grand_total"/>
        <text:user-field-decl office:value-type="string" office:string-value="discount_total" text:name="py3o.record.discount_total"/>
        <text:user-field-decl office:value-type="string" office:string-value="TotalQty" text:name="py3o.doc.total_qty"/>
        <text:user-field-decl office:value-type="string" office:string-value="Total" text:name="py3o.doc.total"/>
        <text:user-field-decl office:value-type="string" office:string-value="TotalDis" text:name="py3o.doc.total_discount"/>
        <text:user-field-decl office:value-type="string" office:string-value="TotalFoc" text:name="py3o.doc.total_foc"/>
        <text:user-field-decl office:value-type="string" office:string-value="qty_total" text:name="py3o.record.qty_total"/>
        <text:user-field-decl office:value-type="string" office:string-value="foc_total" text:name="py3o.record.foc_total"/>
        <text:user-field-decl office:value-type="string" office:string-value="no" text:name="py3o.line.no"/>
        <text:user-field-decl office:value-type="string" office:string-value="o_pcode" text:name="py3o.line.o_pcode"/>
        <text:user-field-decl office:value-type="string" office:string-value="o_pname" text:name="py3o.line.o_pname"/>
        <text:user-field-decl office:value-type="string" office:string-value="o_qty" text:name="py3o.line.o_qty"/>
        <text:user-field-decl office:value-type="string" office:string-value="o_uom" text:name="py3o.line.o_uom"/>
        <text:user-field-decl office:value-type="string" office:string-value="o_punit" text:name="py3o.line.o_punit"/>
        <text:user-field-decl office:value-type="string" office:string-value="o_discount" text:name="py3o.line.o_discount"/>
        <text:user-field-decl office:value-type="string" office:string-value="o_tax" text:name="py3o.line.o_tax"/>
        <text:user-field-decl office:value-type="string" office:string-value="o_subtotal" text:name="py3o.line.o_subtotal"/>
        <text:user-field-decl office:value-type="string" office:string-value="foc_amount" text:name="py3o.record.foc_amount"/>
        <text:user-field-decl office:value-type="string" office:string-value="shop" text:name="py3o.record.shop"/>
      </text:user-field-decls>
      <text:p text:style-name="P18"><text:a xlink:type="simple" xlink:href="py3o://for=%22record%20in%20records%22" text:style-name="Internet_20_link" text:visited-style-name="Visited_20_Internet_20_Link"><text:span text:style-name="T5">for="record in records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Order Code</text:p>
          </table:table-cell>
          <table:table-cell table:style-name="Table2.A1" office:value-type="string">
            <text:p text:style-name="P8">: <text:s/><text:user-field-get text:name="py3o.record.order_ref">order_ref</text:user-field-get></text:p>
          </table:table-cell>
          <table:table-cell table:style-name="Table2.A1" office:value-type="string">
            <text:p text:style-name="P20">Customer Name</text:p>
          </table:table-cell>
          <table:table-cell table:style-name="Table2.A1" office:value-type="string">
            <text:p text:style-name="P8">: <text:user-field-get text:name="py3o.record.cus_name">cus_name</text:user-field-get></text:p>
          </table:table-cell>
        </table:table-row>
        <table:table-row table:style-name="Table2.2">
          <table:table-cell table:style-name="Table2.A1" office:value-type="string">
            <text:p text:style-name="P10">Shop Name</text:p>
          </table:table-cell>
          <table:table-cell table:style-name="Table2.A1" office:value-type="string">
            <text:p text:style-name="P8">: <text:user-field-get text:name="py3o.record.shop">shop</text:user-field-get></text:p>
          </table:table-cell>
          <table:table-cell table:style-name="Table2.A1" office:value-type="string">
            <text:p text:style-name="P20">Address</text:p>
          </table:table-cell>
          <table:table-cell table:style-name="Table2.A1" office:value-type="string">
            <text:p text:style-name="P9">: <text:user-field-get text:name="py3o.record.township">township</text:user-field-get><text:s/>, <text:s/><text:user-field-get text:name="py3o.record.city">city</text:user-field-get></text:p>
          </table:table-cell>
        </table:table-row>
        <table:table-row table:style-name="Table2.3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0">Customer Code</text:p>
          </table:table-cell>
          <table:table-cell table:style-name="Table2.A1" office:value-type="string">
            <text:p text:style-name="P8">: <text:user-field-get text:name="py3o.record.customer_code">customer_code</text:user-field-get></text:p>
          </table:table-cell>
        </table:table-row>
      </table:table>
      <text:p text:style-name="P15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1">Order Date : </text:p>
          </table:table-cell>
          <table:table-cell table:style-name="Table3.A1" office:value-type="string">
            <text:p text:style-name="P21">Salesperson : </text:p>
          </table:table-cell>
          <table:table-cell table:style-name="Table3.A1" office:value-type="string">
            <text:p text:style-name="P22">Remark : </text:p>
          </table:table-cell>
        </table:table-row>
        <table:table-row>
          <table:table-cell table:style-name="Table3.A1" office:value-type="string">
            <text:p text:style-name="P8"><text:user-field-get text:name="py3o.record.order_date">order_date</text:user-field-get></text:p>
          </table:table-cell>
          <table:table-cell table:style-name="Table3.A1" office:value-type="string">
            <text:p text:style-name="P8"><text:user-field-get text:name="py3o.record.sale_person">sale_person</text:user-field-get></text:p>
          </table:table-cell>
          <table:table-cell table:style-name="Table3.A1" office:value-type="string">
            <text:p text:style-name="P8"><text:user-field-get text:name="py3o.record.remark">remark</text:user-field-get>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23">No.</text:p>
          </table:table-cell>
          <table:table-cell table:style-name="Table4.A1" office:value-type="string">
            <text:p text:style-name="P23">Product Code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4">Qty</text:p>
          </table:table-cell>
          <table:table-cell table:style-name="Table4.A1" office:value-type="string">
            <text:p text:style-name="P34">UOM</text:p>
          </table:table-cell>
          <table:table-cell table:style-name="Table4.A1" office:value-type="string">
            <text:p text:style-name="P23">Price</text:p>
          </table:table-cell>
          <table:table-cell table:style-name="Table4.A1" office:value-type="string">
            <text:p text:style-name="P23">Discount</text:p>
          </table:table-cell>
          <table:table-cell table:style-name="Table4.A1" office:value-type="string">
            <text:p text:style-name="P23">Tax</text:p>
          </table:table-cell>
          <table:table-cell table:style-name="Table4.I1" office:value-type="string">
            <text:p text:style-name="P23">Amount(Ks)</text:p>
          </table:table-cell>
        </table:table-row>
        <table:table-row table:style-name="Table4.2">
          <table:table-cell table:style-name="Table4.A2" table:number-columns-spanned="9" office:value-type="string">
            <text:p text:style-name="P36"><text:a xlink:type="simple" xlink:href="py3o://for=%22line%20in%20record.lines%22" text:style-name="Internet_20_link" text:visited-style-name="Visited_20_Internet_20_Link"><text:span text:style-name="T10">for="line in record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3"><text:user-field-get text:name="py3o.line.no">no</text:user-field-get></text:p>
          </table:table-cell>
          <table:table-cell table:style-name="Table4.A3" office:value-type="string">
            <text:p text:style-name="P11"><text:user-field-get text:name="py3o.line.o_pcode">o_pcode</text:user-field-get></text:p>
          </table:table-cell>
          <table:table-cell table:style-name="Table4.A3" office:value-type="string">
            <text:p text:style-name="P11"><text:user-field-get text:name="py3o.line.o_pname">o_pname</text:user-field-get></text:p>
          </table:table-cell>
          <table:table-cell table:style-name="Table4.A3" office:value-type="string">
            <text:p text:style-name="P14"><text:user-field-get text:name="py3o.line.o_qty">o_qty</text:user-field-get></text:p>
          </table:table-cell>
          <table:table-cell table:style-name="Table4.A3" office:value-type="string">
            <text:p text:style-name="P14"><text:user-field-get text:name="py3o.line.o_uom">o_uom</text:user-field-get></text:p>
          </table:table-cell>
          <table:table-cell table:style-name="Table4.A3" office:value-type="string">
            <text:p text:style-name="P12"><text:user-field-get text:name="py3o.line.o_punit">o_punit</text:user-field-get></text:p>
          </table:table-cell>
          <table:table-cell table:style-name="Table4.A3" office:value-type="string">
            <text:p text:style-name="P12"><text:user-field-get text:name="py3o.line.o_discount">o_discount</text:user-field-get></text:p>
          </table:table-cell>
          <table:table-cell table:style-name="Table4.A3" office:value-type="string">
            <text:p text:style-name="P12"><text:user-field-get text:name="py3o.line.o_tax">o_tax</text:user-field-get></text:p>
          </table:table-cell>
          <table:table-cell table:style-name="Table4.A2" office:value-type="string">
            <text:p text:style-name="P12"><text:user-field-get text:name="py3o.line.o_subtotal">o_subtotal</text:user-field-get></text:p>
          </table:table-cell>
        </table:table-row>
        <table:table-row table:style-name="Table4.4"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Table_20_Contents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3" office:value-type="string">
            <text:p text:style-name="P11"/>
          </table:table-cell>
          <table:table-cell table:style-name="Table4.A2" office:value-type="string">
            <text:p text:style-name="P11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7">Total Qty ( <text:user-field-get text:name="py3o.record.qty_total">qty_total</text:user-field-get><text:s/>) items </text:p>
          </table:table-cell>
          <table:table-cell table:style-name="Table5.C1" office:value-type="string">
            <text:p text:style-name="P29"><text:span text:style-name="T11">Total</text:span> <text:s text:c="13"/></text:p>
          </table:table-cell>
          <table:table-cell table:style-name="Table5.D1" office:value-type="string">
            <text:p text:style-name="P30"><text:user-field-get text:name="py3o.record.sub_total">sub_total</text:user-field-get></text:p>
          </table:table-cell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8"><text:span text:style-name="T7">FOC</text:span> <text:span text:style-name="T7">Qty </text:span>( <text:user-field-get text:name="py3o.record.foc_total">foc_total</text:user-field-get><text:s/>) items</text:p>
          </table:table-cell>
          <table:table-cell table:style-name="Table5.C2" office:value-type="string">
            <text:p text:style-name="P32"><text:span text:style-name="T12">Dis/Com</text:span> <text:s text:c="4"/></text:p>
          </table:table-cell>
          <table:table-cell table:style-name="Table5.D2" office:value-type="string">
            <text:p text:style-name="P30"><text:s/><text:user-field-get text:name="py3o.record.discount_total">discount_total</text:user-field-get></text:p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19"><text:span text:style-name="T8">FOC Amount - </text:span><text:span text:style-name="T8"><text:user-field-get text:name="py3o.record.foc_amount">foc_amount</text:user-field-get></text:span></text:p>
          </table:table-cell>
          <table:table-cell table:style-name="Table5.C2" office:value-type="string">
            <text:p text:style-name="P31">Grand Total <text:s text:c="7"/></text:p>
          </table:table-cell>
          <table:table-cell table:style-name="Table5.D2" office:value-type="string">
            <text:p text:style-name="P30"><text:s/><text:user-field-get text:name="py3o.record.grand_total">grand_total</text:user-field-get></text:p>
          </table:table-cell>
        </table:table-row>
      </table:table>
      <text:p text:style-name="Standard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4" style:family="table">
      <style:table-properties style:width="6.5299in" table:align="margins"/>
    </style:style>
    <style:style style:name="Table14.A" style:family="table-column">
      <style:table-column-properties style:column-width="4.934in" style:rel-column-width="49518*"/>
    </style:style>
    <style:style style:name="Table14.B" style:family="table-column">
      <style:table-column-properties style:column-width="0.066in" style:rel-column-width="662*"/>
    </style:style>
    <style:style style:name="Table14.C" style:family="table-column">
      <style:table-column-properties style:column-width="1.5299in" style:rel-column-width="15355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5299in" table:align="margins"/>
    </style:style>
    <style:style style:name="Table15.A" style:family="table-column">
      <style:table-column-properties style:column-width="1.5715in" style:rel-column-width="15771*"/>
    </style:style>
    <style:style style:name="Table15.B" style:family="table-column">
      <style:table-column-properties style:column-width="4.9583in" style:rel-column-width="49764*"/>
    </style:style>
    <style:style style:name="Table15.A1" style:family="table-cell">
      <style:table-cell-properties style:writing-mode="page"/>
    </style:style>
    <style:style style:name="Table15.3" style:family="table-row">
      <style:table-row-properties style:min-row-height="0.241in"/>
    </style:style>
    <style:style style:name="Table6" style:family="table">
      <style:table-properties style:width="6.5299in" table:align="margins"/>
    </style:style>
    <style:style style:name="Table6.A" style:family="table-column">
      <style:table-column-properties style:column-width="6.5299in" style:rel-column-width="65535*"/>
    </style:style>
    <style:style style:name="Table6.A1" style:family="table-cell">
      <style:table-cell-properties style:writing-mode="page"/>
    </style:style>
    <style:style style:name="MP1" style:family="paragraph" style:parent-style-name="Header">
      <style:text-properties officeooo:paragraph-rsid="00993bfe"/>
    </style:style>
    <style:style style:name="MP2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993bfe" style:font-size-asian="10pt" style:font-size-complex="10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993bfe" style:font-size-asian="10pt" style:font-size-complex="10pt"/>
    </style:style>
    <style:style style:name="MP4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993bfe" style:font-size-asian="10pt" style:font-size-complex="10pt"/>
    </style:style>
    <style:style style:name="MP5" style:family="paragraph" style:parent-style-name="Table_20_Contents">
      <style:text-properties style:font-name="Pyidaungsu" officeooo:paragraph-rsid="00993bfe"/>
    </style:style>
    <style:style style:name="MP6" style:family="paragraph" style:parent-style-name="Table_20_Contents">
      <style:paragraph-properties fo:line-height="115%"/>
      <style:text-properties style:font-name="Pyidaungsu" officeooo:paragraph-rsid="00993bfe"/>
    </style:style>
    <style:style style:name="MP7" style:family="paragraph" style:parent-style-name="Table_20_Contents">
      <style:paragraph-properties fo:line-height="150%"/>
      <style:text-properties style:font-name="Pyidaungsu" fo:font-size="9pt" officeooo:paragraph-rsid="00993bfe" style:font-size-asian="9pt" style:font-size-complex="9pt"/>
    </style:style>
    <style:style style:name="MP8" style:family="paragraph" style:parent-style-name="Standard">
      <style:text-properties officeooo:paragraph-rsid="00993bfe"/>
    </style:style>
    <style:style style:name="MP9" style:family="paragraph" style:parent-style-name="Table_20_Contents">
      <style:paragraph-properties fo:line-height="150%" fo:text-align="center" style:justify-single-word="false"/>
      <style:text-properties fo:font-size="8pt" officeooo:paragraph-rsid="009467d1" style:font-size-asian="8pt" style:font-size-complex="8pt"/>
    </style:style>
    <style:style style:name="MP10" style:family="paragraph" style:parent-style-name="Standard">
      <style:text-properties officeooo:paragraph-rsid="009467d1"/>
    </style:style>
    <style:style style:name="MT1" style:family="text"/>
    <style:style style:name="MT2" style:family="text">
      <style:text-properties fo:font-size="19pt" fo:font-weight="bold" style:font-size-asian="19pt" style:font-weight-asian="bold" style:font-size-complex="19pt" style:font-weight-complex="bold"/>
    </style:style>
    <style:style style:name="MT3" style:family="text">
      <style:text-properties fo:font-size="24pt" fo:font-weight="bold" style:font-size-asian="24pt" style:font-weight-asian="bold" style:font-size-complex="24pt" style:font-weight-complex="bold"/>
    </style:style>
    <style:style style:name="MT4" style:family="text">
      <style:text-properties fo:font-size="10.5pt" style:font-size-asian="10.5pt" style:font-size-complex="10.5pt"/>
    </style:style>
    <style:style style:name="MT5" style:family="text">
      <style:text-properties style:font-name="Arial" fo:font-size="8pt" officeooo:rsid="002b2350" style:font-size-asian="8pt" style:font-name-complex="Pyidaungsu" style:font-size-complex="8pt" style:language-complex="my" style:country-complex="MM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9in" fo:page-height="9.8402in" style:num-format="1" style:print-orientation="portrait" fo:margin-top="0.1598in" fo:margin-bottom="0.5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Date" text:name="py3o.doc.printed_date"/>
          <text:user-field-decl office:value-type="string" office:string-value="Add" text:name="py3o.temp.address"/>
          <text:user-field-decl office:value-type="string" office:string-value="Contact" text:name="py3o.temp.company_phone"/>
          <text:user-field-decl office:value-type="string" office:string-value="TitleBig" text:name="py3o.temp.title1"/>
          <text:user-field-decl office:value-type="string" office:string-value="Title" text:name="py3o.temp.title2"/>
        </text:user-field-decls>
        <text:p text:style-name="MP1"><text:a xlink:type="simple" xlink:href="py3o://for=%22doc%20in%20records%22" text:style-name="Internet_20_link" text:visited-style-name="Visited_20_Internet_20_Link">for="doc in records"</text:a>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>
            <table:table-cell table:style-name="Table14.A1" office:value-type="string">
              <text:p text:style-name="MP2">Printed Date </text:p>
            </table:table-cell>
            <table:table-cell table:style-name="Table14.A1" office:value-type="string">
              <text:p text:style-name="MP3">:</text:p>
            </table:table-cell>
            <table:table-cell table:style-name="Table14.A1" office:value-type="string">
              <text:p text:style-name="MP4"><text:s/><text:user-field-get text:name="py3o.doc.printed_date">PDate</text:user-field-get></text:p>
            </table:table-cell>
          </table:table-row>
        </table:table>
        <text:p text:style-name="MP1"><text:a xlink:type="simple" xlink:href="py3o://for=%22temp%20in%20doc.report_template_id%22" text:style-name="Internet_20_link" text:visited-style-name="Visited_20_Internet_20_Link">for="temp in doc.report_template_id"</text:a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table:number-rows-spanned="3" office:value-type="string">
              <text:p text:style-name="MP5"><draw:frame draw:style-name="Mfr1" draw:name="py3o.image(temp.title_img,'png',height='2.0cm',width='1.6cm',isb64=True)" text:anchor-type="paragraph" svg:x="0.2402in" svg:y="0.05in" svg:width="1.1618in" style:rel-width="74%" svg:height="0.9602in" style:rel-height="89%" draw:z-index="0"><draw:text-box><text:p text:style-name="Frame_20_contents"/></draw:text-box></draw:frame></text:p>
            </table:table-cell>
            <table:table-cell table:style-name="Table15.A1" office:value-type="string">
              <text:p text:style-name="MP6"><text:span text:style-name="MT2"><text:user-field-get text:name="py3o.temp.title1">TitleBig</text:user-field-get></text:span><text:span text:style-name="MT3"><text:s/></text:span><text:span text:style-name="MT4"><text:user-field-get text:name="py3o.temp.title2">Title</text:user-field-get></text:span></text:p>
            </table:table-cell>
          </table:table-row>
          <table:table-row>
            <table:covered-table-cell table:style-name="Table15.A1"/>
            <table:table-cell table:style-name="Table15.A1" office:value-type="string">
              <text:p text:style-name="MP7"><text:user-field-get text:name="py3o.temp.address">Add</text:user-field-get></text:p>
            </table:table-cell>
          </table:table-row>
          <table:table-row table:style-name="Table15.3">
            <table:covered-table-cell table:style-name="Table15.A1"/>
            <table:table-cell table:style-name="Table15.A1" office:value-type="string">
              <text:p text:style-name="MP7"><text:user-field-get text:name="py3o.temp.company_phone">Contact</text:user-field-get></text:p>
            </table:table-cell>
          </table:table-row>
        </table:table>
        <text:p text:style-name="MP8"><text:a xlink:type="simple" xlink:href="py3o:///for" text:style-name="Internet_20_link" text:visited-style-name="Visited_20_Internet_20_Link">/for</text:a></text:p>
        <text:p text:style-name="MP1"><text:a xlink:type="simple" xlink:href="py3o:///for" text:style-name="Internet_20_link" text:visited-style-name="Visited_20_Internet_20_Link"><text:span text:style-name="MT5">/for</text:span></text:a></text:p>
      </style:header>
      <style:footer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9">Viber: +959797464053, Facebook Page: Mya Ngwe San, Wechat ID: myangwesan,</text:p>
            </table:table-cell>
          </table:table-row>
          <table:table-row>
            <table:table-cell table:style-name="Table6.A1" office:value-type="string">
              <text:p text:style-name="MP9">Gmail: myangwesan1@gmail.com, Website: www.myangwesan.com</text:p>
            </table:table-cell>
          </table:table-row>
          <table:table-row>
            <table:table-cell table:style-name="Table6.A1" office:value-type="string">
              <text:p text:style-name="MP9">ဝယ်ယူအားပေးမှုကို ကျေးဇူးအထူးတင်ပါသည်။</text:p>
            </table:table-cell>
          </table:table-row>
          <table:table-row>
            <table:table-cell table:style-name="Table6.A1" office:value-type="string">
              <text:p text:style-name="MP9">အဆင်မပြေမှုတစ်စုံတစ်ရာရှိပါက 09-5341575, 09-793118332 သို့တိုင်ကြားနိုင်ပါသည်။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3T13:57:06.143000000</meta:creation-date>
    <dc:date>2023-06-28T11:26:06.588000000</dc:date>
    <meta:editing-duration>PT16H50S</meta:editing-duration>
    <meta:editing-cycles>123</meta:editing-cycles>
    <meta:generator>LibreOffice/7.4.7.2$Windows_X86_64 LibreOffice_project/723314e595e8007d3cf785c16538505a1c878ca5</meta:generator>
    <meta:document-statistic meta:table-count="7" meta:image-count="0" meta:object-count="0" meta:page-count="1" meta:paragraph-count="61" meta:word-count="117" meta:character-count="834" meta:non-whitespace-character-count="741"/>
  </office:meta>
</office:document-meta>
</file>